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69.39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79.09pt" fo:break-before="auto" style:use-optimal-row-height="true"/>
    </style:style>
    <style:style style:name="ro11" style:family="table-row">
      <style:table-row-properties style:row-height="98.5pt" fo:break-before="auto" style:use-optimal-row-height="true"/>
    </style:style>
    <style:style style:name="ro12" style:family="table-row">
      <style:table-row-properties style:row-height="117.89pt" fo:break-before="auto" style:use-optimal-row-height="true"/>
    </style:style>
    <style:style style:name="ro13" style:family="table-row">
      <style:table-row-properties style:row-height="88.81pt" fo:break-before="auto" style:use-optimal-row-height="true"/>
    </style:style>
    <style:style style:name="ro14" style:family="table-row">
      <style:table-row-properties style:row-height="111.2pt" fo:break-before="auto" style:use-optimal-row-height="false"/>
    </style:style>
    <style:style style:name="ro15" style:family="table-row">
      <style:table-row-properties style:row-height="49.95pt" fo:break-before="auto" style:use-optimal-row-height="true"/>
    </style:style>
    <style:style style:name="ro16" style:family="table-row">
      <style:table-row-properties style:row-height="108.2pt" fo:break-before="auto" style:use-optimal-row-height="true"/>
    </style:style>
    <style:style style:name="ro17" style:family="table-row">
      <style:table-row-properties style:row-height="127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2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145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pt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7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7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 style:vertical-align="top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ackground-color="#b0c29e" fo:wrap-option="wrap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pt"/>
    </style:style>
    <style:style style:name="ce195" style:family="table-cell" style:parent-style-name="Default">
      <style:table-cell-properties fo:background-color="transparent" fo:wrap-option="wrap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ackground-color="#cccccc" fo:wrap-option="wrap" fo:border-left="none" fo:border-right="0.06pt solid #000000" fo:border-top="0.06pt solid #000000" style:vertical-align="top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204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b0c29e"/>
    </style:style>
    <style:style style:name="ce91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ackground-color="#f2ce39" fo:wrap-option="wrap" fo:border="0.06pt solid #000000" style:vertical-align="top"/>
    </style:style>
    <style:style style:name="ce209" style:family="table-cell" style:parent-style-name="Default">
      <style:table-cell-properties fo:background-color="#ff4f4f" style:text-align-source="fix" style:repeat-content="false" fo:wrap-option="wrap" fo:border="0.06pt solid #000000" style:vertical-align="top"/>
      <style:paragraph-properties fo:text-align="start" fo:margin-left="0pt"/>
    </style:style>
    <style:style style:name="ce210" style:family="table-cell" style:parent-style-name="Default">
      <style:table-cell-properties fo:background-color="#f2ce39" fo:border="0.06pt solid #000000"/>
    </style:style>
    <style:style style:name="ce211" style:family="table-cell" style:parent-style-name="Default">
      <style:table-cell-properties fo:background-color="#e18f78" style:text-align-source="value-type" style:repeat-content="false" fo:wrap-option="wrap" fo:border="0.06pt solid #000000" style:vertical-align="top"/>
      <style:paragraph-properties fo:margin-left="0pt"/>
    </style:style>
    <style:style style:name="ce212" style:family="table-cell" style:parent-style-name="Default">
      <style:table-cell-properties fo:background-color="#ff4f4f" fo:border="0.06pt solid #000000"/>
    </style:style>
    <style:style style:name="ce213" style:family="table-cell" style:parent-style-name="Default">
      <style:table-cell-properties fo:background-color="#38a746" fo:border="0.06pt solid #000000"/>
    </style:style>
    <style:style style:name="ce214" style:family="table-cell" style:parent-style-name="Default">
      <style:table-cell-properties fo:background-color="#e18f78" style:text-align-source="fix" style:repeat-content="false" fo:border="0.06pt solid #000000" style:vertical-align="top"/>
      <style:paragraph-properties fo:text-align="start" fo:margin-left="0pt"/>
    </style:style>
    <style:style style:name="ce215" style:family="table-cell" style:parent-style-name="Default">
      <style:table-cell-properties fo:background-color="#cccccc" fo:wrap-option="wrap" fo:border="0.06pt solid #000000"/>
    </style:style>
    <style:style style:name="ce216" style:family="table-cell" style:parent-style-name="Default">
      <style:table-cell-properties fo:background-color="#e18f78" fo:border="0.06pt solid #000000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4"/>
        <table:table-column table:style-name="co1" table:default-cell-style-name="ce25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40"/>
        <table:table-column table:style-name="co3" table:default-cell-style-name="ce16"/>
        <table:table-column table:style-name="co1" table:default-cell-style-name="ce25"/>
        <table:table-column table:style-name="co1" table:default-cell-style-name="ce50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192"/>
        <table:table-column table:style-name="co1" table:default-cell-style-name="ce88"/>
        <table:table-column table:style-name="co1" table:number-columns-repeated="2" table:default-cell-style-name="ce85"/>
        <table:table-column table:style-name="co1" table:default-cell-style-name="ce214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26" office:value-type="string" calcext:value-type="string" table:number-columns-spanned="5" table:number-rows-spanned="1">
            <text:p>Superficial Summary of Content</text:p>
          </table:table-cell>
          <table:covered-table-cell table:style-name="ce126"/>
          <table:covered-table-cell table:number-columns-repeated="2" table:style-name="ce34"/>
          <table:covered-table-cell table:style-name="ce37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72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72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77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even understandable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3"/>
          <table:table-cell office:value-type="string" calcext:value-type="string">
            <text:p>Coding:</text:p>
          </table:table-cell>
          <table:table-cell table:number-columns-repeated="3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3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3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 represented as order of 124 frames</text:p>
          </table:table-cell>
          <table:table-cell/>
          <table:table-cell table:style-name="ce71"/>
          <table:table-cell table:style-name="ce64"/>
          <table:table-cell table:style-name="ce204"/>
          <table:table-cell table:style-name="ce208"/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A whole 7 second signal</text:p>
          </table:table-cell>
          <table:table-cell table:style-name="ce56"/>
          <table:table-cell table:style-name="ce204"/>
          <table:table-cell table:style-name="ce209"/>
          <table:table-cell table:number-columns-repeated="7"/>
        </table:table-row>
        <table:table-row table:style-name="ro5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style-name="ce63" table:number-columns-repeated="3"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/>
          <table:table-cell table:style-name="ce88"/>
          <table:table-cell table:style-name="ce210"/>
          <table:table-cell table:number-columns-repeated="7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, LPCC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09"/>
          <table:table-cell table:number-columns-repeated="7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.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11"/>
          <table:table-cell table:number-columns-repeated="7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 table:style-name="ce193"/>
          <table:table-cell table:style-name="ce89" office:value-type="string" calcext:value-type="string">
            <text:p>A whole 23 s signal</text:p>
          </table:table-cell>
          <table:table-cell table:style-name="ce56"/>
          <table:table-cell table:style-name="ce204"/>
          <table:table-cell table:style-name="ce212"/>
          <table:table-cell table:number-columns-repeated="7"/>
        </table:table-row>
        <table:table-row table:style-name="ro9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3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3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8"/>
          <table:table-cell table:style-name="ce212"/>
          <table:table-cell table:number-columns-repeated="7"/>
        </table:table-row>
        <table:table-row table:style-name="ro6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3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3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/>
          <table:table-cell table:style-name="ce88"/>
          <table:table-cell table:style-name="ce212"/>
          <table:table-cell table:number-columns-repeated="7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56"/>
          <table:table-cell table:style-name="ce91"/>
          <table:table-cell table:style-name="ce213" office:value-type="string" calcext:value-type="string">
            <text:p>:D</text:p>
          </table:table-cell>
          <table:table-cell table:number-columns-repeated="7"/>
        </table:table-row>
        <table:table-row table:style-name="ro11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0.4 second of utterance</text:p>
          </table:table-cell>
          <table:table-cell table:number-columns-repeated="3"/>
          <table:table-cell table:style-name="ce88"/>
          <table:table-cell table:number-columns-repeated="8"/>
        </table:table-row>
        <table:table-row table:style-name="ro12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9" office:value-type="percentage" office:value="0.885" calcext:value-type="percentage">
            <text:p>88.5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number-columns-repeated="8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4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55" office:value-type="string" calcext:value-type="string">
            <text:p>5 seconds of data</text:p>
          </table:table-cell>
          <table:table-cell table:style-name="ce56"/>
          <table:table-cell table:number-columns-repeated="9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3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9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3" office:value-type="string" calcext:value-type="string">
            <text:p>Pitch information and Duration of Segments is important</text:p>
          </table:table-cell>
          <table:table-cell table:style-name="ce55" office:value-type="string" calcext:value-type="string">
            <text:p>MFCC, Energy, F0</text:p>
          </table:table-cell>
          <table:table-cell table:style-name="ce56"/>
          <table:table-cell table:style-name="ce55" office:value-type="string" calcext:value-type="string">
            <text:p>Duration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too little information to be exact</text:p>
          </table:table-cell>
          <table:table-cell table:number-columns-repeated="10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3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15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36" office:value-type="string" calcext:value-type="string">
            <text:p>Neural Network</text:p>
          </table:table-cell>
          <table:table-cell table:style-name="ce39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/>
          <table:table-cell table:style-name="ce74" office:value-type="string" calcext:value-type="string">
            <text:p>3 seonds of concatinated utterances</text:p>
          </table:table-cell>
          <table:table-cell table:style-name="ce56"/>
          <table:table-cell table:style-name="ce71"/>
          <table:table-cell table:style-name="ce212"/>
          <table:table-cell table:number-columns-repeated="7"/>
        </table:table-row>
        <table:table-row table:style-name="ro10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/>
          <table:table-cell table:style-name="ce68" office:value-type="string" calcext:value-type="string">
            <text:p>Epochal Features</text:p>
          </table:table-cell>
          <table:table-cell table:style-name="ce63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6 s of Cry-Signal</text:p>
          </table:table-cell>
          <table:table-cell table:style-name="ce55"/>
          <table:table-cell table:style-name="ce71"/>
          <table:table-cell table:number-columns-repeated="8"/>
        </table:table-row>
        <table:table-row table:style-name="ro16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4"/>
          <table:table-cell table:number-columns-repeated="8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Italy, Mexico</text:p>
          </table:table-cell>
          <table:table-cell table:style-name="ce16" office:value-type="string" calcext:value-type="string">
            <text:p>Silvia Orlandi, Carlos Alberto Reyes Garcia, Andrea Bandini, Gianpaolo Donzelli, Claudia Manfredi</text:p>
          </table:table-cell>
          <table:table-cell table:style-name="ce27" office:value-type="string" calcext:value-type="string">
            <text:p>Application of Pattern Recognition Techniques to the Classification of Full-Term and Preterm Infant Cry</text:p>
          </table:table-cell>
          <table:table-cell table:style-name="ce31" office:value-type="string" calcext:value-type="string">
            <text:p>Full-term vs pre-term infants</text:p>
          </table:table-cell>
          <table:table-cell table:style-name="ce16" office:value-type="string" calcext:value-type="string">
            <text:p>Self-Recorded in Firenze, Italy</text:p>
          </table:table-cell>
          <table:table-cell table:style-name="ce16" office:value-type="string" calcext:value-type="string">
            <text:p>Energy, F0, Formant</text:p>
          </table:table-cell>
          <table:table-cell table:style-name="ce16" office:value-type="string" calcext:value-type="string">
            <text:p>Neural Netowrk, Logistic Regression, Random Forest, SVM</text:p>
          </table:table-cell>
          <table:table-cell table:style-name="ce42" office:value-type="percentage" office:value="0.87" calcext:value-type="percentage">
            <text:p>87.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7" office:value-type="string" calcext:value-type="string">
            <text:p>---</text:p>
          </table:table-cell>
          <table:table-cell table:style-name="ce58" office:value-type="string" calcext:value-type="string">
            <text:p>Energy, F0, Formant</text:p>
          </table:table-cell>
          <table:table-cell/>
          <table:table-cell table:style-name="ce53" office:value-type="string" calcext:value-type="string">
            <text:p>Duration, statistics concerning F0, Formants, etc</text:p>
          </table:table-cell>
          <table:table-cell table:number-columns-repeated="2"/>
          <table:table-cell table:style-name="ce80"/>
          <table:table-cell office:value-type="string" calcext:value-type="string">
            <text:p>Actual Cry-Units</text:p>
          </table:table-cell>
          <table:table-cell table:number-columns-repeated="3"/>
          <table:table-cell table:style-name="ce55"/>
          <table:table-cell table:number-columns-repeated="8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19 Parameter: F0, Formants, HNR, …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27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19 Parameter: F0, Formants, HNR, …</text:p>
          </table:table-cell>
          <table:table-cell table:number-columns-repeated="5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6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Hesam Farsaie Alaie, Lina Abou-Abbas, Chakib Tadj</text:p>
          </table:table-cell>
          <table:table-cell table:style-name="ce28" office:value-type="string" calcext:value-type="string">
            <text:p>Cry-based infant pathology classification using GMMs </text:p>
          </table:table-cell>
          <table:table-cell table:style-name="ce31" office:value-type="string" calcext:value-type="string">
            <text:p>Healrthy, Heart-Problem, Neurological Disorder, Respiratory Deseases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7" office:value-type="string" calcext:value-type="string">
            <text:p>-Inspiratory sounds are also important von the prediction!</text:p>
          </table:table-cell>
          <table:table-cell table:style-name="ce58" office:value-type="string" calcext:value-type="string">
            <text:p>MFCCs + Deltas </text:p>
          </table:table-cell>
          <table:table-cell table:number-columns-repeated="5"/>
          <table:table-cell table:style-name="ce56"/>
          <table:table-cell/>
          <table:table-cell table:style-name="ce74" office:value-type="string" calcext:value-type="string">
            <text:p>Whole Signal,just using Inspiratory/Expiratory Soudns</text:p>
          </table:table-cell>
          <table:table-cell table:style-name="ce102" office:value-type="string" calcext:value-type="string">
            <text:p>Explicitly Stated</text:p>
          </table:table-cell>
          <table:table-cell table:style-name="ce102" office:value-type="string" calcext:value-type="string">
            <text:p>Yes</text:p>
          </table:table-cell>
          <table:table-cell/>
          <table:table-cell table:style-name="ce105" table:number-columns-repeated="4"/>
          <table:table-cell table:number-columns-repeated="3"/>
        </table:table-row>
        <table:table-row table:style-name="ro10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4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5" office:value-type="string" calcext:value-type="string">
            <text:p>78.5%</text:p>
          </table:table-cell>
          <table:table-cell table:style-name="ce14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too little infromation to be shure</text:p>
          </table:table-cell>
          <table:table-cell table:number-columns-repeated="2"/>
          <table:table-cell table:style-name="ce215"/>
          <table:table-cell table:style-name="ce105" table:number-columns-repeated="4"/>
          <table:table-cell table:number-columns-repeated="3"/>
        </table:table-row>
        <table:table-row table:style-name="ro11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uan-Yu Chang, Chuan-Wang Chang, S. Kathiravan, Chen Lin, Szu-Ta Chen</text:p>
          </table:table-cell>
          <table:table-cell table:style-name="ce28" office:value-type="string" calcext:value-type="string">
            <text:p>DAG-SVM based infant cry classification system using sequential forward floating feature selection </text:p>
          </table:table-cell>
          <table:table-cell table:style-name="ce31" office:value-type="string" calcext:value-type="string">
            <text:p>Hunger, Pain, Sleepy</text:p>
          </table:table-cell>
          <table:table-cell table:style-name="ce32" office:value-type="string" calcext:value-type="string">
            <text:p>Self-Recorded at National Taiwan University Hospital Yunlin Branch, Taiwan</text:p>
          </table:table-cell>
          <table:table-cell table:style-name="ce16" office:value-type="string" calcext:value-type="string">
            <text:p>MFCCs, LPCCs, Formants, Contrast, Valley, Peak, RMS, ZCR, ….. (a lot)</text:p>
          </table:table-cell>
          <table:table-cell table:style-name="ce16" office:value-type="string" calcext:value-type="string">
            <text:p>SVM</text:p>
          </table:table-cell>
          <table:table-cell table:style-name="ce42" office:value-type="percentage" office:value="0.9217" calcext:value-type="percentage">
            <text:p>92.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style-name="ce194"/>
          <table:table-cell table:number-columns-repeated="3"/>
          <table:table-cell table:style-name="ce215"/>
          <table:table-cell table:number-columns-repeated="7"/>
        </table:table-row>
        <table:table-row table:style-name="ro10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ANN (MLP and RBFN)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6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Romania</text:p>
          </table:table-cell>
          <table:table-cell table:style-name="ce16" office:value-type="string" calcext:value-type="string">
            <text:p>Iona-Alina Banica, Horia Cucu, Andi Buzo, Dragos Burileanu, Corneliu Burileanu</text:p>
          </table:table-cell>
          <table:table-cell table:style-name="ce28" office:value-type="string" calcext:value-type="string">
            <text:p>Automatic Methods for Infant Cry Classification </text:p>
          </table:table-cell>
          <table:table-cell table:style-name="ce31" office:value-type="string" calcext:value-type="string">
            <text:p>Dunstan Baby Language Classes</text:p>
          </table:table-cell>
          <table:table-cell table:style-name="ce33" office:value-type="string" calcext:value-type="string">
            <text:p>Dunstan Baby Language database 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42" office:value-type="percentage" office:value="0.7" calcext:value-type="percentage">
            <text:p>70.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80"/>
          <table:table-cell table:style-name="ce85"/>
          <table:table-cell table:style-name="ce194"/>
          <table:table-cell table:style-name="ce74" office:value-type="string" calcext:value-type="string">
            <text:p>?</text:p>
          </table:table-cell>
          <table:table-cell table:number-columns-repeated="2"/>
          <table:table-cell table:style-name="ce213"/>
          <table:table-cell table:number-columns-repeated="7"/>
        </table:table-row>
        <table:table-row table:style-name="ro17">
          <table:table-cell table:style-name="ce6"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table:style-name="ce16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F0, Formants, Spectral Centroid, Energy, Quartile Frequencies, MFCC, LPC</text:p>
          </table:table-cell>
          <table:table-cell table:style-name="ce16" office:value-type="string" calcext:value-type="string">
            <text:p>kNN</text:p>
          </table:table-cell>
          <table:table-cell table:style-name="ce27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</text:p>
          </table:table-cell>
          <table:table-cell table:number-columns-repeated="4"/>
          <table:table-cell office:value-type="string" calcext:value-type="string">
            <text:p>0.3 s sequence of frames</text:p>
          </table:table-cell>
          <table:table-cell table:number-columns-repeated="12"/>
        </table:table-row>
        <table:table-row table:style-name="ro6">
          <table:table-cell table:style-name="ce6" office:value-type="float" office:value="2017" calcext:value-type="float">
            <text:p>2017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iung-Yao Fang, Chung-Wen Ma, Meng-Lin Chiang, Sei-Wang Chen</text:p>
          </table:table-cell>
          <table:table-cell table:style-name="ce28" office:value-type="string" calcext:value-type="string">
            <text:p>An Infant Emotion Recognition System Using Visual and Audio Information </text:p>
          </table:table-cell>
          <table:table-cell table:style-name="ce31" office:value-type="string" calcext:value-type="string">
            <text:p>Pain, Anger, Hunger, Sleepiness, Cuddliness, Laughter, Silenc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 + Deltas</text:p>
          </table:table-cell>
          <table:table-cell table:style-name="ce16" office:value-type="string" calcext:value-type="string">
            <text:p>SVM</text:p>
          </table:table-cell>
          <table:table-cell table:style-name="ce28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style-name="ce194"/>
          <table:table-cell table:number-columns-repeated="3"/>
          <table:table-cell table:style-name="ce215"/>
          <table:table-cell table:number-columns-repeated="7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4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195"/>
          <table:table-cell table:style-name="ce92"/>
          <table:table-cell table:style-name="ce81" table:number-columns-repeated="2"/>
          <table:table-cell table:number-columns-repeated="8"/>
        </table:table-row>
        <table:table-row table:style-name="ro16"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ía A. Ruíz Díaz, Carlos A. Reyes García, Luis C. Altamirano Robles, Jorge E. Xalteno Altamirano,</text:p>
            <text:p>Antonio Verduzco Mendoza</text:p>
          </table:table-cell>
          <table:table-cell table:style-name="ce14" office:value-type="string" calcext:value-type="string">
            <text:p>Automatic infant cry analysis for the identification of qualitative features to help</text:p>
            <text:p>opportune diagnosis</text:p>
          </table:table-cell>
          <table:table-cell office:value-type="string" calcext:value-type="string">
            <text:p>Not Classification, Just Feature Extraction</text:p>
          </table:table-cell>
          <table:table-cell table:style-name="ce14" office:value-type="string" calcext:value-type="string">
            <text:p>Chillanto Database</text:p>
          </table:table-cell>
          <table:table-cell office:value-type="string" calcext:value-type="string">
            <text:p>F0!</text:p>
          </table:table-cell>
          <table:table-cell office:value-type="string" calcext:value-type="string">
            <text:p>---</text:p>
          </table:table-cell>
          <table:table-cell table:style-name="ce25" office:value-type="string" calcext:value-type="string">
            <text:p>---</text:p>
          </table:table-cell>
          <table:table-cell table:style-name="ce7" office:value-type="string" calcext:value-type="string">
            <text:p>- The System is just Wip for an automatic classification system. It detects Cry-Units, and Classifies them into Varallyays Melody-Shapes</text:p>
          </table:table-cell>
          <table:table-cell/>
          <table:table-cell table:style-name="ce61" office:value-type="string" calcext:value-type="string">
            <text:p>F0</text:p>
          </table:table-cell>
          <table:table-cell table:style-name="ce67" office:value-type="string" calcext:value-type="string">
            <text:p>Melodic-Shape</text:p>
          </table:table-cell>
          <table:table-cell table:style-name="ce67" office:value-type="string" calcext:value-type="string">
            <text:p>Melodic-Class</text:p>
          </table:table-cell>
          <table:table-cell table:style-name="ce66"/>
          <table:table-cell table:style-name="ce76"/>
          <table:table-cell table:style-name="ce82"/>
          <table:table-cell table:style-name="ce87"/>
          <table:table-cell/>
          <table:table-cell table:style-name="ce93"/>
          <table:table-cell table:style-name="ce66"/>
          <table:table-cell table:style-name="ce74" office:value-type="string" calcext:value-type="string">
            <text:p>?</text:p>
          </table:table-cell>
          <table:table-cell table:style-name="ce215"/>
          <table:table-cell table:number-columns-repeated="7"/>
        </table:table-row>
        <table:table-row table:style-name="ro13">
          <table:table-cell table:style-name="ce104" office:value-type="float" office:value="2012" calcext:value-type="float">
            <text:p>2012</text:p>
          </table:table-cell>
          <table:table-cell table:style-name="ce104" office:value-type="string" calcext:value-type="string">
            <text:p>Germany</text:p>
          </table:table-cell>
          <table:table-cell table:style-name="ce104" office:value-type="string" calcext:value-type="string">
            <text:p>Tanja Etz, Henning Reetz, Carla Wegener</text:p>
          </table:table-cell>
          <table:table-cell table:style-name="ce104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table:style-name="ce104" office:value-type="string" calcext:value-type="string">
            <text:p>Normal vs Hearing Impairment vs cleft lip/palate</text:p>
          </table:table-cell>
          <table:table-cell table:style-name="ce104" office:value-type="string" calcext:value-type="string">
            <text:p>Self-Recorded</text:p>
          </table:table-cell>
          <table:table-cell table:style-name="ce138" office:value-type="string" calcext:value-type="string">
            <text:p>F0, RMS, Formants, Quality, </text:p>
          </table:table-cell>
          <table:table-cell table:style-name="ce104" office:value-type="string" calcext:value-type="string">
            <text:p>C4.5 :D</text:p>
          </table:table-cell>
          <table:table-cell table:style-name="ce145" office:value-type="percentage" office:value="0.9" calcext:value-type="percentage">
            <text:p>90.00%</text:p>
          </table:table-cell>
          <table:table-cell table:style-name="ce104" office:value-type="string" calcext:value-type="string">
            <text:p>- Typical Classification of Cry-Units on basis of Statistical propertiers concerning the Cry-Units, like mean Fo, Mean RMS etc.</text:p>
          </table:table-cell>
          <table:table-cell table:style-name="ce104" office:value-type="string" calcext:value-type="string">
            <text:p>F0 and HNR most important factors</text:p>
          </table:table-cell>
          <table:table-cell table:style-name="ce164" office:value-type="string" calcext:value-type="string">
            <text:p>F0, RMS, Formants, Quality, </text:p>
          </table:table-cell>
          <table:table-cell table:style-name="ce171"/>
          <table:table-cell table:style-name="ce164" office:value-type="string" calcext:value-type="string">
            <text:p>Statistics concerning F0, RMS, Formants and Quality, Duration</text:p>
          </table:table-cell>
          <table:table-cell table:style-name="ce171" table:number-columns-repeated="2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81"/>
          <table:table-cell table:style-name="ce74" office:value-type="string" calcext:value-type="string">
            <text:p>?</text:p>
          </table:table-cell>
          <table:table-cell table:style-name="ce216"/>
          <table:table-cell table:number-columns-repeated="7"/>
        </table:table-row>
        <table:table-row table:style-name="ro11">
          <table:table-cell table:style-name="ce104" office:value-type="float" office:value="2010" calcext:value-type="float">
            <text:p>2010</text:p>
          </table:table-cell>
          <table:table-cell table:style-name="ce104" office:value-type="string" calcext:value-type="string">
            <text:p>Malaysia</text:p>
          </table:table-cell>
          <table:table-cell table:style-name="ce104" office:value-type="string" calcext:value-type="string">
            <text:p>R. Sahak, W. Mansor, Y. K. Lee, A. I Mohd Yassin, A. Zabidi</text:p>
          </table:table-cell>
          <table:table-cell table:style-name="ce104" office:value-type="string" calcext:value-type="string">
            <text:p>Orthogonal Least Square Based Support Vector</text:p>
            <text:p>Machine for the Classification of Infant Cry with </text:p>
          </table:table-cell>
          <table:table-cell table:style-name="ce104" office:value-type="string" calcext:value-type="string">
            <text:p>Normal vs Asphyxia</text:p>
          </table:table-cell>
          <table:table-cell table:style-name="ce104" office:value-type="string" calcext:value-type="string">
            <text:p>University of Milano-Bicocca</text:p>
          </table:table-cell>
          <table:table-cell table:style-name="ce104" office:value-type="string" calcext:value-type="string">
            <text:p>MFCC</text:p>
          </table:table-cell>
          <table:table-cell table:style-name="ce104" office:value-type="string" calcext:value-type="string">
            <text:p>SVM</text:p>
          </table:table-cell>
          <table:table-cell table:style-name="ce145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04"/>
          <table:table-cell table:style-name="ce53"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81" table:number-columns-repeated="2"/>
          <table:table-cell table:style-name="ce216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7:26:59.171326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35M11S</meta:editing-duration>
    <meta:editing-cycles>25</meta:editing-cycles>
    <meta:generator>LibreOffice/5.3.1.2$Linux_X86_64 LibreOffice_project/30m0$Build-2</meta:generator>
    <dc:date>2017-10-04T17:33:37.470595828</dc:date>
    <dc:title>Cry-based infant pathology classification using GMMs</dc:title>
    <meta:document-statistic meta:table-count="1" meta:cell-count="500" meta:object-count="0"/>
  </office:meta>
</office:document-meta>
</file>